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0.76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524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1.803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1.304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2.706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2.623cm"/>
    </style:style>
    <style:style style:name="ro1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ro4" style:family="table-row">
      <style:table-row-properties style:row-height="0.616cm" fo:break-before="auto" style:use-optimal-row-height="false"/>
    </style:style>
    <style:style style:name="ro5" style:family="table-row">
      <style:table-row-properties style:row-height="0.67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66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42cm" fo:break-before="auto" style:use-optimal-row-height="false"/>
    </style:style>
    <style:style style:name="ro12" style:family="table-row">
      <style:table-row-properties style:row-height="0.905cm" fo:break-before="auto" style:use-optimal-row-height="false"/>
    </style:style>
    <style:style style:name="ro13" style:family="table-row">
      <style:table-row-properties style:row-height="0.60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000000" style:text-align-source="fix" style:repeat-content="false" fo:border="0.035cm solid #000000" style:vertical-align="middle"/>
      <style:paragraph-properties fo:text-align="center" fo:margin-left="0cm"/>
      <style:text-properties fo:color="#00ff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cc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99ff"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00ffff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088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order="0.035cm solid #000000"/>
      <style:paragraph-properties fo:text-align="center" fo:margin-left="0cm"/>
      <style:map style:condition="cell-content()!=[$Sheet2.$F$4]" style:apply-style-name="key" style:base-cell-address="Sheet2.F1"/>
      <style:map style:condition="cell-content()=[$Sheet2.$F$4]" style:apply-style-name="never" style:base-cell-address="Sheet2.F1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2.G33"/>
      <style:map style:condition="cell-content()!=[$Sheet2.$F$25]" style:apply-style-name="key" style:base-cell-address="Sheet2.G33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1.N19"/>
      <style:map style:condition="cell-content()!=[$Sheet2.$F$25]" style:apply-style-name="key" style:base-cell-address="Sheet1.N19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2.I19"/>
      <style:map style:condition="cell-content()!=[$Sheet2.$F$25]" style:apply-style-name="key" style:base-cell-address="Sheet2.I19"/>
    </style:style>
    <style:style style:name="ce2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style:text-align-source="fix" style:repeat-content="false" fo:border="0.035cm solid #000000"/>
      <style:paragraph-properties fo:text-align="center" fo:margin-left="0cm"/>
      <style:map style:condition="cell-content()!=[$Sheet2.$F$4]" style:apply-style-name="key" style:base-cell-address="Sheet2.F1"/>
      <style:map style:condition="cell-content()=[$Sheet2.$F$4]" style:apply-style-name="never" style:base-cell-address="Sheet2.F1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2.G33"/>
      <style:map style:condition="cell-content()!=[$Sheet2.$F$25]" style:apply-style-name="key" style:base-cell-address="Sheet2.G33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1.N19"/>
      <style:map style:condition="cell-content()!=[$Sheet2.$F$25]" style:apply-style-name="key" style:base-cell-address="Sheet1.N19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2.I19"/>
      <style:map style:condition="cell-content()!=[$Sheet2.$F$25]" style:apply-style-name="key" style:base-cell-address="Sheet2.I19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0099ff" style:text-align-source="fix" style:repeat-content="false" fo:border="0.088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34" style:family="table-cell" style:parent-style-name="Default">
      <style:table-cell-properties fo:background-color="#ff950e" style:text-align-source="fix" style:repeat-content="false" fo:border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3366" style:text-align-source="fix" style:repeat-content="false" fo:border="0.002cm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9966cc" style:text-align-source="fix" style:repeat-content="false" fo:border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2.G33"/>
      <style:map style:condition="cell-content()!=[$Sheet2.$F$25]" style:apply-style-name="key" style:base-cell-address="Sheet2.G33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1.N19"/>
      <style:map style:condition="cell-content()!=[$Sheet2.$F$25]" style:apply-style-name="key" style:base-cell-address="Sheet1.N19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2.I19"/>
      <style:map style:condition="cell-content()!=[$Sheet2.$F$25]" style:apply-style-name="key" style:base-cell-address="Sheet2.I19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2.G33"/>
      <style:map style:condition="cell-content()!=[$Sheet2.$F$25]" style:apply-style-name="key" style:base-cell-address="Sheet2.G33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1.N19"/>
      <style:map style:condition="cell-content()!=[$Sheet2.$F$25]" style:apply-style-name="key" style:base-cell-address="Sheet1.N19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[$Sheet2.$F$25]" style:apply-style-name="never" style:base-cell-address="Sheet2.I19"/>
      <style:map style:condition="cell-content()!=[$Sheet2.$F$25]" style:apply-style-name="key" style:base-cell-address="Sheet2.I19"/>
    </style:style>
    <style:style style:name="ce4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88cm solid #000000" fo:background-color="#ff950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0.088cm solid #000000" fo:background-color="#99c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5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10" table:number-columns-repeated="998" table:default-cell-style-name="Default"/>
        <table:table-row table:style-name="ro2"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table:number-columns-spanned="1" table:number-rows-spanned="4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3" office:value-type="string" table:number-columns-spanned="1" table:number-rows-spanned="5">
            <text:p>→</text:p>
          </table:table-cell>
          <table:table-cell table:style-name="ce1"/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2" table:number-columns-spanned="1" table:number-rows-spanned="11"/>
          <table:table-cell table:style-name="ce2" table:number-columns-spanned="1" table:number-rows-spanned="22"/>
          <table:table-cell table:style-name="ce2" table:number-columns-repeated="1006"/>
        </table:table-row>
        <table:table-row table:style-name="ro3">
          <table:table-cell table:style-name="ce1" office:value-type="string">
            <text:p>Byte 6</text:p>
          </table:table-cell>
          <table:table-cell table:style-name="ce12" table:formula="of:=N(NOT([.G4]))" office:value-type="float" office:value="0">
            <text:p>0</text:p>
          </table:table-cell>
          <table:table-cell table:style-name="ce12" table:formula="of:=N(NOT([.H4]))" office:value-type="float" office:value="1">
            <text:p>1</text:p>
          </table:table-cell>
          <table:table-cell table:style-name="ce12" table:formula="of:=N(NOT([.I4]))" office:value-type="float" office:value="1">
            <text:p>1</text:p>
          </table:table-cell>
          <table:table-cell table:style-name="ce12" table:formula="of:=N(NOT([.J4]))" office:value-type="float" office:value="0">
            <text:p>0</text:p>
          </table:table-cell>
          <table:covered-table-cell table:style-name="ce1"/>
          <table:table-cell table:style-name="ce30" table:formula="of:=N(NOT([.B3]))" office:value-type="float" office:value="0">
            <text:p>0</text:p>
          </table:table-cell>
          <table:table-cell table:style-name="ce30" table:formula="of:=N(NOT([.C3]))" office:value-type="float" office:value="0">
            <text:p>0</text:p>
          </table:table-cell>
          <table:table-cell table:style-name="ce30" table:formula="of:=N(NOT([.D3]))" office:value-type="float" office:value="1">
            <text:p>1</text:p>
          </table:table-cell>
          <table:table-cell table:style-name="ce30" table:formula="of:=N(NOT([.E3]))" office:value-type="float" office:value="1">
            <text:p>1</text:p>
          </table:table-cell>
          <table:covered-table-cell table:style-name="ce2"/>
          <table:table-cell table:style-name="ce34" office:value-type="string">
            <text:p>Trailer</text:p>
          </table:table-cell>
          <table:table-cell table:style-name="ce30" table:formula="of:=[.B3]" office:value-type="string" office:string-value="1">
            <text:p>1</text:p>
          </table:table-cell>
          <table:table-cell table:style-name="ce12" table:formula="of:=[.G4]" office:value-type="string" office:string-value="1">
            <text:p>1</text:p>
          </table:table-cell>
          <table:table-cell table:style-name="ce31" table:formula="of:=[.B4]" office:value-type="string" office:string-value="1">
            <text:p>1</text:p>
          </table:table-cell>
          <table:covered-table-cell table:style-name="ce2"/>
          <table:covered-table-cell/>
          <table:table-cell table:number-columns-repeated="1006"/>
        </table:table-row>
        <table:table-row table:style-name="ro4">
          <table:table-cell table:style-name="ce1" office:value-type="string">
            <text:p>Byte 7</text:p>
          </table:table-cell>
          <table:table-cell table:style-name="ce13" table:formula="of:=MID([.A11];1;1)" office:value-type="string" office:string-value="1">
            <text:p>1</text:p>
          </table:table-cell>
          <table:table-cell table:style-name="ce13" table:formula="of:=MID([.A11];2;1)" office:value-type="string" office:string-value="1">
            <text:p>1</text:p>
          </table:table-cell>
          <table:table-cell table:style-name="ce13" table:formula="of:=MID([.A11];3;1)" office:value-type="string" office:string-value="0">
            <text:p>0</text:p>
          </table:table-cell>
          <table:table-cell table:style-name="ce13" table:formula="of:=MID([.A11];4;1)" office:value-type="string" office:string-value="0">
            <text:p>0</text:p>
          </table:table-cell>
          <table:covered-table-cell table:style-name="ce29"/>
          <table:table-cell table:style-name="ce31" table:formula="of:=N(NOT([.B4]))" office:value-type="float" office:value="0">
            <text:p>0</text:p>
          </table:table-cell>
          <table:table-cell table:style-name="ce31" table:formula="of:=N(NOT([.C4]))" office:value-type="float" office:value="1">
            <text:p>1</text:p>
          </table:table-cell>
          <table:table-cell table:style-name="ce31" table:formula="of:=N(NOT([.D4]))" office:value-type="float" office:value="1">
            <text:p>1</text:p>
          </table:table-cell>
          <table:table-cell table:style-name="ce31" table:formula="of:=N(NOT([.E4]))" office:value-type="float" office:value="1">
            <text:p>1</text:p>
          </table:table-cell>
          <table:covered-table-cell table:style-name="ce2"/>
          <table:table-cell table:style-name="ce35" office:value-type="string">
            <text:p>Block 0</text:p>
          </table:table-cell>
          <table:table-cell table:style-name="ce30" table:formula="of:=[.E3]" office:value-type="string" office:string-value="0">
            <text:p>0</text:p>
          </table:table-cell>
          <table:table-cell table:style-name="ce12" table:formula="of:=[.J4]" office:value-type="string" office:string-value="1">
            <text:p>1</text:p>
          </table:table-cell>
          <table:table-cell table:style-name="ce31" table:formula="of:=[.E4]" office:value-type="string" office:string-value="0">
            <text:p>0</text:p>
          </table:table-cell>
          <table:covered-table-cell table:style-name="ce2"/>
          <table:covered-table-cell/>
          <table:table-cell table:number-columns-repeated="1006"/>
        </table:table-row>
        <table:table-row table:style-name="ro4">
          <table:table-cell table:style-name="ce1" office:value-type="string">
            <text:p>Byte 8</text:p>
          </table:table-cell>
          <table:table-cell table:style-name="ce14" table:formula="of:=MID([.A14];1;1)" office:value-type="string" office:string-value="1">
            <text:p>1</text:p>
          </table:table-cell>
          <table:table-cell table:style-name="ce14" table:formula="of:=MID([.A14];2;1)" office:value-type="string" office:string-value="0">
            <text:p>0</text:p>
          </table:table-cell>
          <table:table-cell table:style-name="ce14" table:formula="of:=MID([.A14];3;1)" office:value-type="string" office:string-value="0">
            <text:p>0</text:p>
          </table:table-cell>
          <table:table-cell table:style-name="ce14" table:formula="of:=MID([.A14];4;1)" office:value-type="string" office:string-value="0">
            <text:p>0</text:p>
          </table:table-cell>
          <table:covered-table-cell table:style-name="ce29"/>
          <table:table-cell table:style-name="ce32" table:formula="of:=MID([.A14];5;1)" office:value-type="string" office:string-value="1">
            <text:p>1</text:p>
          </table:table-cell>
          <table:table-cell table:style-name="ce32" table:formula="of:=MID([.A14];6;1)" office:value-type="string" office:string-value="0">
            <text:p>0</text:p>
          </table:table-cell>
          <table:table-cell table:style-name="ce32" table:formula="of:=MID([.A14];7;1)" office:value-type="string" office:string-value="0">
            <text:p>0</text:p>
          </table:table-cell>
          <table:table-cell table:style-name="ce32" table:formula="of:=MID([.A14];8;1)" office:value-type="string" office:string-value="1">
            <text:p>1</text:p>
          </table:table-cell>
          <table:covered-table-cell table:style-name="ce2"/>
          <table:table-cell table:style-name="ce36" office:value-type="string">
            <text:p>Block 1</text:p>
          </table:table-cell>
          <table:table-cell table:style-name="ce30" table:formula="of:=[.D3]" office:value-type="string" office:string-value="0">
            <text:p>0</text:p>
          </table:table-cell>
          <table:table-cell table:style-name="ce12" table:formula="of:=[.I4]" office:value-type="string" office:string-value="0">
            <text:p>0</text:p>
          </table:table-cell>
          <table:table-cell table:style-name="ce31" table:formula="of:=[.D4]" office:value-type="string" office:string-value="0">
            <text:p>0</text:p>
          </table:table-cell>
          <table:covered-table-cell table:style-name="ce2"/>
          <table:covered-table-cell/>
          <table:table-cell table:number-columns-repeated="1006"/>
        </table:table-row>
        <table:table-row table:style-name="ro5">
          <table:table-cell table:style-name="ce2" table:number-columns-spanned="10" table:number-rows-spanned="1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37" office:value-type="string">
            <text:p>Block 2</text:p>
          </table:table-cell>
          <table:table-cell table:style-name="ce30" table:formula="of:=[.C3]" office:value-type="string" office:string-value="1">
            <text:p>1</text:p>
          </table:table-cell>
          <table:table-cell table:style-name="ce12" table:formula="of:=[.H4]" office:value-type="string" office:string-value="0">
            <text:p>0</text:p>
          </table:table-cell>
          <table:table-cell table:style-name="ce31" table:formula="of:=[.C4]" office:value-type="string" office:string-value="0">
            <text:p>0</text:p>
          </table:table-cell>
          <table:covered-table-cell table:style-name="ce2"/>
          <table:covered-table-cell/>
          <table:table-cell table:number-columns-repeated="1006"/>
        </table:table-row>
        <table:table-row table:style-name="ro18">
          <table:table-cell table:style-name="ce2" table:number-columns-spanned="15" table:number-rows-spanned="1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table-cell table:number-columns-repeated="1006"/>
        </table:table-row>
        <table:table-row table:style-name="ro18">
          <table:table-cell table:style-name="ce3" table:formula="of:=MID([.A18];1;2)" office:value-type="string" office:string-value="63">
            <text:p>63</text:p>
          </table:table-cell>
          <table:table-cell table:style-name="ce15" office:value-type="string">
            <text:p>B6</text:p>
          </table:table-cell>
          <table:table-cell table:style-name="ce2" table:number-columns-spanned="1" table:number-rows-spanned="16"/>
          <table:table-cell table:style-name="ce16" table:formula="of:=[.L2]" office:value-type="string" office:string-value="Trailer" table:number-columns-spanned="12" table:number-rows-spanned="1">
            <text:p>Trailer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"/>
          <table:covered-table-cell/>
          <table:table-cell table:number-columns-repeated="1006"/>
        </table:table-row>
        <table:table-row table:style-name="ro18">
          <table:table-cell table:style-name="ce4" table:formula="of:=HEX2BIN([.A7];8)" office:value-type="string" office:string-value="01100011">
            <text:p>01100011</text:p>
          </table:table-cell>
          <table:table-cell/>
          <table:covered-table-cell table:style-name="ce2"/>
          <table:table-cell table:style-name="ce16" table:formula="of:=[Sheet2.F2]" office:value-type="string" office:string-value="KEY A" table:number-columns-spanned="4" table:number-rows-spanned="1">
            <text:p>KEY A</text:p>
          </table:table-cell>
          <table:covered-table-cell table:style-name="ce16"/>
          <table:covered-table-cell table:style-name="ce16"/>
          <table:covered-table-cell table:style-name="ce16"/>
          <table:table-cell table:style-name="ce16" table:formula="of:=[Sheet2.H2]" office:value-type="string" office:string-value="Access bits" table:number-columns-spanned="4" table:number-rows-spanned="1">
            <text:p>Access bits</text:p>
          </table:table-cell>
          <table:covered-table-cell table:style-name="ce16"/>
          <table:covered-table-cell table:style-name="ce16"/>
          <table:covered-table-cell table:style-name="ce16"/>
          <table:table-cell table:style-name="ce16" table:formula="of:=[Sheet2.J2]" office:value-type="string" office:string-value="KEY B" table:number-columns-spanned="4" table:number-rows-spanned="1">
            <text:p>KEY B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2"/>
          <table:covered-table-cell/>
          <table:table-cell table:number-columns-repeated="1006"/>
        </table:table-row>
        <table:table-row table:style-name="ro18">
          <table:table-cell table:style-name="ce2" table:number-columns-spanned="2" table:number-rows-spanned="1"/>
          <table:covered-table-cell/>
          <table:covered-table-cell table:style-name="ce2"/>
          <table:table-cell table:style-name="ce17" table:formula="of:=[Sheet2.F3]" office:value-type="string" office:string-value="read" table:number-columns-spanned="2" table:number-rows-spanned="1">
            <text:p>read</text:p>
          </table:table-cell>
          <table:covered-table-cell table:style-name="ce23"/>
          <table:table-cell table:style-name="ce17" table:formula="of:=[Sheet2.G3]" office:value-type="string" office:string-value="write" table:number-columns-spanned="2" table:number-rows-spanned="1">
            <text:p>write</text:p>
          </table:table-cell>
          <table:covered-table-cell table:style-name="ce23"/>
          <table:table-cell table:style-name="ce17" table:formula="of:=[Sheet2.H3]" office:value-type="string" office:string-value="read" table:number-columns-spanned="2" table:number-rows-spanned="1">
            <text:p>read</text:p>
          </table:table-cell>
          <table:covered-table-cell table:style-name="ce23"/>
          <table:table-cell table:style-name="ce17" table:formula="of:=[Sheet2.I3]" office:value-type="string" office:string-value="write" table:number-columns-spanned="2" table:number-rows-spanned="1">
            <text:p>write</text:p>
          </table:table-cell>
          <table:covered-table-cell table:style-name="ce23"/>
          <table:table-cell table:style-name="ce17" table:formula="of:=[Sheet2.J3]" office:value-type="string" office:string-value="read" table:number-columns-spanned="2" table:number-rows-spanned="1">
            <text:p>read</text:p>
          </table:table-cell>
          <table:covered-table-cell table:style-name="ce23"/>
          <table:table-cell table:style-name="ce17" table:formula="of:=[Sheet2.K3]" office:value-type="string" office:string-value="write" table:number-columns-spanned="2" table:number-rows-spanned="1">
            <text:p>write</text:p>
          </table:table-cell>
          <table:covered-table-cell table:style-name="ce23"/>
          <table:covered-table-cell table:style-name="ce2"/>
          <table:covered-table-cell/>
          <table:table-cell table:number-columns-repeated="1006"/>
        </table:table-row>
        <table:table-row table:style-name="ro18">
          <table:table-cell table:style-name="ce3" table:formula="of:=MID([.A18];3;2)" office:value-type="string" office:string-value="c7">
            <text:p>c7</text:p>
          </table:table-cell>
          <table:table-cell table:style-name="ce15" office:value-type="string">
            <text:p>B7</text:p>
          </table:table-cell>
          <table:covered-table-cell table:style-name="ce2"/>
          <table:table-cell table:style-name="ce18" table:formula="of:=IF([Sheet2.B3]=[Sheet2.B11];[Sheet2.F11];IF([Sheet2.B3]=[Sheet2.B10];[Sheet2.F10];IF([Sheet2.B3]=[Sheet2.B9];[Sheet2.F9];IF([Sheet2.B3]=[Sheet2.B8];[Sheet2.F8];IF([Sheet2.B3]=[Sheet2.B7];[Sheet2.F7];IF([Sheet2.B3]=[Sheet2.B6];[Sheet2.F6];IF([Sheet2.B3]=[Sheet2.B5];[Sheet2.F5];IF([Sheet2.B3]=[Sheet2.B4];[Sheet2.F4];0))))))))" office:value-type="string" office:string-value="never" table:number-columns-spanned="2" table:number-rows-spanned="1">
            <text:p>never</text:p>
          </table:table-cell>
          <table:covered-table-cell table:style-name="ce24"/>
          <table:table-cell table:style-name="ce18" table:formula="of:=IF([Sheet2.B3]=[Sheet2.B11];[Sheet2.G11];IF([Sheet2.B3]=[Sheet2.B10];[Sheet2.G10];IF([Sheet2.B3]=[Sheet2.B9];[Sheet2.G9];IF([Sheet2.B3]=[Sheet2.B8];[Sheet2.G8];IF([Sheet2.B3]=[Sheet2.B7];[Sheet2.G7];IF([Sheet2.B3]=[Sheet2.B6];[Sheet2.G6];IF([Sheet2.B3]=[Sheet2.B5];[Sheet2.G5];IF([Sheet2.B3]=[Sheet2.B4];[Sheet2.G4];0))))))))" office:value-type="string" office:string-value="never" table:number-columns-spanned="2" table:number-rows-spanned="1">
            <text:p>never</text:p>
          </table:table-cell>
          <table:covered-table-cell table:style-name="ce24"/>
          <table:table-cell table:style-name="ce18" table:formula="of:=IF([Sheet2.B3]=[Sheet2.B11];[Sheet2.H11];IF([Sheet2.B3]=[Sheet2.B10];[Sheet2.H10];IF([Sheet2.B3]=[Sheet2.B9];[Sheet2.H9];IF([Sheet2.B3]=[Sheet2.B8];[Sheet2.H8];IF([Sheet2.B3]=[Sheet2.B7];[Sheet2.H7];IF([Sheet2.B3]=[Sheet2.B6];[Sheet2.H6];IF([Sheet2.B3]=[Sheet2.B5];[Sheet2.H5];IF([Sheet2.B3]=[Sheet2.B4];[Sheet2.H4];0))))))))" office:value-type="string" office:string-value="A or B " table:number-columns-spanned="2" table:number-rows-spanned="1">
            <text:p>A or B </text:p>
          </table:table-cell>
          <table:covered-table-cell table:style-name="ce24"/>
          <table:table-cell table:style-name="ce18" table:formula="of:=IF([Sheet2.B3]=[Sheet2.B11];[Sheet2.I11];IF([Sheet2.B3]=[Sheet2.B10];[Sheet2.I10];IF([Sheet2.B3]=[Sheet2.B9];[Sheet2.I9];IF([Sheet2.B3]=[Sheet2.B8];[Sheet2.I8];IF([Sheet2.B3]=[Sheet2.B7];[Sheet2.I7];IF([Sheet2.B3]=[Sheet2.B6];[Sheet2.I6];IF([Sheet2.B3]=[Sheet2.B5];[Sheet2.I5];IF([Sheet2.B3]=[Sheet2.B4];[Sheet2.I4];0))))))))" office:value-type="string" office:string-value="never" table:number-columns-spanned="2" table:number-rows-spanned="1">
            <text:p>never</text:p>
          </table:table-cell>
          <table:covered-table-cell table:style-name="ce24"/>
          <table:table-cell table:style-name="ce18" table:formula="of:=IF([Sheet2.B3]=[Sheet2.B11];[Sheet2.J11];IF([Sheet2.B3]=[Sheet2.B10];[Sheet2.J10];IF([Sheet2.B3]=[Sheet2.B9];[Sheet2.J9];IF([Sheet2.B3]=[Sheet2.B8];[Sheet2.J8];IF([Sheet2.B3]=[Sheet2.B7];[Sheet2.J7];IF([Sheet2.B3]=[Sheet2.B6];[Sheet2.J6];IF([Sheet2.B3]=[Sheet2.B5];[Sheet2.J5];IF([Sheet2.B3]=[Sheet2.B4];[Sheet2.J4];0))))))))" office:value-type="string" office:string-value="never" table:number-columns-spanned="2" table:number-rows-spanned="1">
            <text:p>never</text:p>
          </table:table-cell>
          <table:covered-table-cell table:style-name="ce24"/>
          <table:table-cell table:style-name="ce18" table:formula="of:=IF([Sheet2.B3]=[Sheet2.B11];[Sheet2.K11];IF([Sheet2.B3]=[Sheet2.B10];[Sheet2.K10];IF([Sheet2.B3]=[Sheet2.B9];[Sheet2.K9];IF([Sheet2.B3]=[Sheet2.B8];[Sheet2.K8];IF([Sheet2.B3]=[Sheet2.B7];[Sheet2.K7];IF([Sheet2.B3]=[Sheet2.B6];[Sheet2.K6];IF([Sheet2.B3]=[Sheet2.B5];[Sheet2.K5];IF([Sheet2.B3]=[Sheet2.B4];[Sheet2.K4];0))))))))" office:value-type="string" office:string-value="never" table:number-columns-spanned="2" table:number-rows-spanned="1">
            <text:p>never</text:p>
          </table:table-cell>
          <table:covered-table-cell table:style-name="ce24"/>
          <table:covered-table-cell table:style-name="ce2"/>
          <table:covered-table-cell/>
          <table:table-cell table:number-columns-repeated="1006"/>
        </table:table-row>
        <table:table-row table:style-name="ro18">
          <table:table-cell table:style-name="ce5" table:formula="of:=HEX2BIN([.A10];8)" office:value-type="string" office:string-value="11000111">
            <text:p>11000111</text:p>
          </table:table-cell>
          <table:table-cell/>
          <table:covered-table-cell table:style-name="ce2"/>
          <table:table-cell table:style-name="ce2" table:number-columns-spanned="12" table:number-rows-spanned="1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table-cell table:number-columns-repeated="1006"/>
        </table:table-row>
        <table:table-row table:style-name="ro18">
          <table:table-cell table:style-name="ce2" table:number-columns-spanned="2" table:number-rows-spanned="1"/>
          <table:covered-table-cell/>
          <table:covered-table-cell table:style-name="ce2"/>
          <table:table-cell table:style-name="ce16" table:formula="of:=[.L3]" office:value-type="string" office:string-value="Block 0" table:number-columns-spanned="13" table:number-rows-spanned="1">
            <text:p>Block 0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"/>
          <table:covered-table-cell/>
          <table:table-cell table:number-columns-repeated="1006"/>
        </table:table-row>
        <table:table-row table:style-name="ro6">
          <table:table-cell table:style-name="ce3" table:formula="of:=MID([.A18];5;2)" office:value-type="string" office:string-value="89">
            <text:p>89</text:p>
          </table:table-cell>
          <table:table-cell table:style-name="ce15" office:value-type="string">
            <text:p>B8</text:p>
          </table:table-cell>
          <table:covered-table-cell table:style-name="ce2"/>
          <table:table-cell table:style-name="ce17" table:formula="of:=[Sheet2.F17]" office:value-type="string" office:string-value="read" table:number-columns-spanned="4" table:number-rows-spanned="1">
            <text:p>read</text:p>
          </table:table-cell>
          <table:covered-table-cell table:style-name="ce23"/>
          <table:covered-table-cell table:style-name="ce2"/>
          <table:covered-table-cell table:style-name="ce23"/>
          <table:table-cell table:style-name="ce17" table:formula="of:=[Sheet2.G17]" office:value-type="string" office:string-value="write" table:number-columns-spanned="4" table:number-rows-spanned="1">
            <text:p>write</text:p>
          </table:table-cell>
          <table:covered-table-cell table:style-name="ce23"/>
          <table:covered-table-cell table:style-name="ce2"/>
          <table:covered-table-cell table:style-name="ce23"/>
          <table:table-cell table:style-name="ce17" table:formula="of:=[Sheet2.H17]" office:value-type="string" office:string-value="increment" table:number-columns-spanned="2" table:number-rows-spanned="1">
            <text:p>increment</text:p>
          </table:table-cell>
          <table:covered-table-cell table:style-name="ce23"/>
          <table:table-cell table:style-name="ce17" table:formula="of:=[Sheet2.I17]" office:value-type="string" office:string-value="decr, transfer, restore" table:number-columns-spanned="3" table:number-rows-spanned="1">
            <text:p>decr, transfer, restore</text:p>
          </table:table-cell>
          <table:covered-table-cell table:style-name="ce23"/>
          <table:covered-table-cell table:style-name="ce2"/>
          <table:covered-table-cell/>
          <table:table-cell table:number-columns-repeated="1006"/>
        </table:table-row>
        <table:table-row table:style-name="ro18">
          <table:table-cell table:style-name="ce4" table:formula="of:=HEX2BIN([.A13];8)" office:value-type="string" office:string-value="10001001">
            <text:p>10001001</text:p>
          </table:table-cell>
          <table:table-cell/>
          <table:covered-table-cell table:style-name="ce2"/>
          <table:table-cell table:style-name="ce19" table:formula="of:=LOOKUP([Sheet2.B15];[Sheet2.B18:.B25];[Sheet2.F18:.F25])" office:value-type="string" office:string-value=" A or B" table:number-columns-spanned="4" table:number-rows-spanned="1">
            <text:p><text:s/>A or B</text:p>
          </table:table-cell>
          <table:covered-table-cell table:style-name="ce25"/>
          <table:covered-table-cell table:style-name="ce25"/>
          <table:covered-table-cell table:style-name="ce25"/>
          <table:table-cell table:style-name="ce19" table:formula="of:=LOOKUP([Sheet2.B15];[Sheet2.B18:.B25];[Sheet2.G18:.G25])" office:value-type="string" office:string-value="never" table:number-columns-spanned="4" table:number-rows-spanned="1">
            <text:p>never</text:p>
          </table:table-cell>
          <table:covered-table-cell table:style-name="ce25"/>
          <table:covered-table-cell table:style-name="ce25"/>
          <table:covered-table-cell table:style-name="ce25"/>
          <table:table-cell table:style-name="ce38" table:formula="of:=LOOKUP([Sheet2.B15];[Sheet2.B18:.B25];[Sheet2.H18:.H25])" office:value-type="string" office:string-value="never" table:number-columns-spanned="2" table:number-rows-spanned="1">
            <text:p>never</text:p>
          </table:table-cell>
          <table:covered-table-cell table:style-name="ce25"/>
          <table:table-cell table:style-name="ce41" table:formula="of:=LOOKUP([Sheet2.B15];[Sheet2.B18:.B25];[Sheet2.I18:.I25])" office:value-type="string" office:string-value="never" table:number-columns-spanned="3" table:number-rows-spanned="1">
            <text:p>never</text:p>
          </table:table-cell>
          <table:covered-table-cell table:style-name="ce25"/>
          <table:covered-table-cell table:style-name="ce25"/>
          <table:covered-table-cell/>
          <table:table-cell table:number-columns-repeated="1006"/>
        </table:table-row>
        <table:table-row table:style-name="ro18">
          <table:table-cell table:style-name="ce6" office:value-type="string" table:number-columns-spanned="2" table:number-rows-spanned="2">
            <text:p>↑</text:p>
          </table:table-cell>
          <table:covered-table-cell/>
          <table:covered-table-cell table:style-name="ce2"/>
          <table:table-cell table:style-name="ce2" table:number-columns-spanned="13" table:number-rows-spanned="1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table-cell table:number-columns-repeated="1006"/>
        </table:table-row>
        <table:table-row table:style-name="ro7">
          <table:covered-table-cell table:style-name="ce2"/>
          <table:covered-table-cell/>
          <table:covered-table-cell table:style-name="ce2"/>
          <table:table-cell table:style-name="ce16" table:formula="of:=[.L4]" office:value-type="string" office:string-value="Block 1" table:number-columns-spanned="13" table:number-rows-spanned="1">
            <text:p>Block 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"/>
          <table:covered-table-cell/>
          <table:table-cell table:number-columns-repeated="1006"/>
        </table:table-row>
        <table:table-row table:style-name="ro18">
          <table:table-cell table:style-name="ce7" office:value-type="string" table:number-columns-spanned="2" table:number-rows-spanned="1">
            <text:p>Input:</text:p>
          </table:table-cell>
          <table:covered-table-cell/>
          <table:covered-table-cell table:style-name="ce2"/>
          <table:table-cell table:style-name="ce17" table:formula="of:=[.D13]" office:value-type="string" office:string-value="read" table:number-columns-spanned="4" table:number-rows-spanned="1">
            <text:p>read</text:p>
          </table:table-cell>
          <table:covered-table-cell table:style-name="ce23"/>
          <table:covered-table-cell table:style-name="ce2"/>
          <table:covered-table-cell table:style-name="ce23"/>
          <table:table-cell table:style-name="ce17" table:formula="of:=[.H13]" office:value-type="string" office:string-value="write" table:number-columns-spanned="4" table:number-rows-spanned="1">
            <text:p>write</text:p>
          </table:table-cell>
          <table:covered-table-cell table:style-name="ce23"/>
          <table:covered-table-cell table:style-name="ce2"/>
          <table:covered-table-cell table:style-name="ce23"/>
          <table:table-cell table:style-name="ce17" table:formula="of:=[.L13]" office:value-type="string" office:string-value="increment" table:number-columns-spanned="2" table:number-rows-spanned="1">
            <text:p>increment</text:p>
          </table:table-cell>
          <table:covered-table-cell table:style-name="ce23"/>
          <table:table-cell table:style-name="ce17" table:formula="of:=[.N13]" office:value-type="string" office:string-value="decr, transfer, restore" table:number-columns-spanned="3" table:number-rows-spanned="1">
            <text:p>decr, transfer, restore</text:p>
          </table:table-cell>
          <table:covered-table-cell table:style-name="ce23"/>
          <table:covered-table-cell table:style-name="ce2"/>
          <table:covered-table-cell/>
          <table:table-cell table:number-columns-repeated="1006"/>
        </table:table-row>
        <table:table-row table:style-name="ro8">
          <table:table-cell table:style-name="ce8" office:value-type="string" table:number-columns-spanned="2" table:number-rows-spanned="2">
            <text:p>63c789</text:p>
          </table:table-cell>
          <table:covered-table-cell/>
          <table:covered-table-cell table:style-name="ce2"/>
          <table:table-cell table:style-name="ce20" table:formula="of:=LOOKUP([Sheet2.B16];[Sheet2.B18:.B25];[Sheet2.F18:.F25])" office:value-type="string" office:string-value=" A or B" table:number-columns-spanned="4" table:number-rows-spanned="1">
            <text:p><text:s/>A or B</text:p>
          </table:table-cell>
          <table:covered-table-cell table:style-name="ce26"/>
          <table:covered-table-cell table:style-name="ce26"/>
          <table:covered-table-cell table:style-name="ce26"/>
          <table:table-cell table:style-name="ce20" table:formula="of:=LOOKUP([Sheet2.B16];[Sheet2.B18:.B25];[Sheet2.G18:.G25])" office:value-type="string" office:string-value=" A or B" table:number-columns-spanned="4" table:number-rows-spanned="1">
            <text:p><text:s/>A or B</text:p>
          </table:table-cell>
          <table:covered-table-cell table:style-name="ce26"/>
          <table:covered-table-cell table:style-name="ce26"/>
          <table:covered-table-cell table:style-name="ce26"/>
          <table:table-cell table:style-name="ce39" table:formula="of:=LOOKUP([Sheet2.B16];[Sheet2.B18:.B25];[Sheet2.H18:.H25])" office:value-type="string" office:string-value=" A or B" table:number-columns-spanned="2" table:number-rows-spanned="1">
            <text:p><text:s/>A or B</text:p>
          </table:table-cell>
          <table:covered-table-cell table:style-name="ce26"/>
          <table:table-cell table:style-name="ce42" table:formula="of:=LOOKUP([Sheet2.B16];[Sheet2.B18:.B25];[Sheet2.I18:.I25])" office:value-type="string" office:string-value=" A or B" table:number-columns-spanned="3" table:number-rows-spanned="1">
            <text:p><text:s/>A or B</text:p>
          </table:table-cell>
          <table:covered-table-cell table:style-name="ce26"/>
          <table:covered-table-cell table:style-name="ce26"/>
          <table:covered-table-cell/>
          <table:table-cell table:number-columns-repeated="1006"/>
        </table:table-row>
        <table:table-row table:style-name="ro9">
          <table:covered-table-cell table:style-name="ce2"/>
          <table:covered-table-cell/>
          <table:covered-table-cell table:style-name="ce2"/>
          <table:table-cell table:style-name="ce2" table:number-columns-spanned="13" table:number-rows-spanned="1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table-cell table:number-columns-repeated="1006"/>
        </table:table-row>
        <table:table-row table:style-name="ro6">
          <table:table-cell table:style-name="ce9" office:value-type="string" table:number-columns-spanned="2" table:number-rows-spanned="1">
            <text:p>↓</text:p>
          </table:table-cell>
          <table:covered-table-cell/>
          <table:covered-table-cell table:style-name="ce2"/>
          <table:table-cell table:style-name="ce10" table:formula="of:=[.L5]" office:value-type="string" office:string-value="Block 2" table:number-columns-spanned="13" table:number-rows-spanned="1">
            <text:p>Block 2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/>
          <table:table-cell table:number-columns-repeated="1006"/>
        </table:table-row>
        <table:table-row table:style-name="ro10">
          <table:table-cell table:style-name="ce10" office:value-type="string" table:number-columns-spanned="2" table:number-rows-spanned="1">
            <text:p>Verify:</text:p>
          </table:table-cell>
          <table:covered-table-cell table:style-name="ce10"/>
          <table:covered-table-cell table:style-name="ce2"/>
          <table:table-cell table:style-name="ce21" table:formula="of:=[.D13]" office:value-type="string" office:string-value="read" table:number-columns-spanned="4" table:number-rows-spanned="1">
            <text:p>read</text:p>
          </table:table-cell>
          <table:covered-table-cell table:style-name="ce27"/>
          <table:covered-table-cell table:style-name="ce10"/>
          <table:covered-table-cell table:style-name="ce27"/>
          <table:table-cell table:style-name="ce21" table:formula="of:=[.H13]" office:value-type="string" office:string-value="write" table:number-columns-spanned="4" table:number-rows-spanned="1">
            <text:p>write</text:p>
          </table:table-cell>
          <table:covered-table-cell table:style-name="ce27"/>
          <table:covered-table-cell table:style-name="ce10"/>
          <table:covered-table-cell table:style-name="ce27"/>
          <table:table-cell table:style-name="ce21" table:formula="of:=[.L13]" office:value-type="string" office:string-value="increment" table:number-columns-spanned="2" table:number-rows-spanned="1">
            <text:p>increment</text:p>
          </table:table-cell>
          <table:covered-table-cell table:style-name="ce27"/>
          <table:table-cell table:style-name="ce21" table:formula="of:=[.N13]" office:value-type="string" office:string-value="decr, transfer, restore" table:number-columns-spanned="3" table:number-rows-spanned="1">
            <text:p>decr, transfer, restore</text:p>
          </table:table-cell>
          <table:covered-table-cell table:style-name="ce27"/>
          <table:covered-table-cell table:style-name="ce10"/>
          <table:covered-table-cell/>
          <table:table-cell table:number-columns-repeated="1006"/>
        </table:table-row>
        <table:table-row table:style-name="ro11">
          <table:table-cell table:style-name="ce11" table:formula="of:=CONCATENATE(BIN2HEX(CONCATENATE([.B2];[.C2];[.D2];[.E2]));BIN2HEX(CONCATENATE([.G2];[.H2];[.I2];[.J2]));BIN2HEX(CONCATENATE([.B3];[.C3];[.D3];[.E3]));BIN2HEX(CONCATENATE([.G3];[.H3];[.I3];[.J3]));BIN2HEX(CONCATENATE([.B4];[.C4];[.D4];[.E4]));BIN2HEX(CONCATENATE([.G4];[.H4];[.I4];[.J4])))" office:value-type="string" office:string-value="63C789" table:number-columns-spanned="2" table:number-rows-spanned="1">
            <text:p>63C789</text:p>
          </table:table-cell>
          <table:covered-table-cell table:style-name="ce10"/>
          <table:covered-table-cell table:style-name="ce2"/>
          <table:table-cell table:style-name="ce22" table:formula="of:=LOOKUP([Sheet2.B17];[Sheet2.B18:.B25];[Sheet2.F18:.F25])" office:value-type="string" office:string-value=" A or B" table:number-columns-spanned="4" table:number-rows-spanned="1">
            <text:p><text:s/>A or B</text:p>
          </table:table-cell>
          <table:covered-table-cell table:style-name="ce28"/>
          <table:covered-table-cell table:style-name="ce28"/>
          <table:covered-table-cell table:style-name="ce28"/>
          <table:table-cell table:style-name="ce22" table:formula="of:=LOOKUP([Sheet2.B17];[Sheet2.B18:.B25];[Sheet2.G18:.G25])" office:value-type="string" office:string-value="KEY B" table:number-columns-spanned="4" table:number-rows-spanned="1">
            <text:p>KEY B</text:p>
          </table:table-cell>
          <table:covered-table-cell table:style-name="ce28"/>
          <table:covered-table-cell table:style-name="ce28"/>
          <table:covered-table-cell table:style-name="ce28"/>
          <table:table-cell table:style-name="ce40" table:formula="of:=LOOKUP([Sheet2.B17];[Sheet2.B18:.B25];[Sheet2.H18:.H25])" office:value-type="string" office:string-value="never" table:number-columns-spanned="2" table:number-rows-spanned="1">
            <text:p>never</text:p>
          </table:table-cell>
          <table:covered-table-cell table:style-name="ce28"/>
          <table:table-cell table:style-name="ce43" table:formula="of:=LOOKUP([Sheet2.B17];[Sheet2.B18:.B25];[Sheet2.I18:.I25])" office:value-type="string" office:string-value="never" table:number-columns-spanned="3" table:number-rows-spanned="1">
            <text:p>never</text:p>
          </table:table-cell>
          <table:covered-table-cell table:style-name="ce28"/>
          <table:covered-table-cell table:style-name="ce28"/>
          <table:covered-table-cell/>
          <table:table-cell table:number-columns-repeated="1006"/>
        </table:table-row>
        <table:table-row table:style-name="ro9">
          <table:table-cell table:number-columns-spanned="17" table:number-rows-spanned="1"/>
          <table:covered-table-cell table:number-columns-repeated="16"/>
          <table:table-cell table:number-columns-repeated="1006"/>
        </table:table-row>
        <table:table-row table:style-name="ro10">
          <table:table-cell table:number-columns-repeated="1023"/>
        </table:table-row>
        <table:table-row table:style-name="ro11">
          <table:table-cell table:number-columns-repeated="1023"/>
        </table:table-row>
        <table:table-row table:style-name="ro12" table:number-rows-repeated="7">
          <table:table-cell table:number-columns-repeated="1023"/>
        </table:table-row>
        <table:table-row table:style-name="ro12">
          <table:table-cell table:number-columns-repeated="10"/>
          <table:table-cell table:style-name="ce2" table:number-columns-repeated="6"/>
          <table:table-cell table:number-columns-repeated="1007"/>
        </table:table-row>
        <table:table-row table:style-name="ro12">
          <table:table-cell table:number-columns-repeated="16"/>
          <table:table-cell table:style-name="ce2"/>
          <table:table-cell table:number-columns-repeated="1006"/>
        </table:table-row>
        <table:table-row table:style-name="ro12" table:number-rows-repeated="1048541">
          <table:table-cell table:number-columns-repeated="1023"/>
        </table:table-row>
        <table:table-row table:style-name="ro12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46"/>
        <table:table-column table:style-name="co14" table:default-cell-style-name="ce46"/>
        <table:table-column table:style-name="co13" table:default-cell-style-name="ce46"/>
        <table:table-column table:style-name="co10" table:number-columns-repeated="2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0" table:default-cell-style-name="Default"/>
        <table:table-column table:style-name="co10" table:default-cell-style-name="ce46"/>
        <table:table-row table:style-name="ro13">
          <table:table-cell table:number-columns-repeated="2"/>
          <table:table-cell table:style-name="Default" table:number-columns-repeated="3"/>
          <table:table-cell table:style-name="ce53" office:value-type="string" table:number-columns-spanned="6" table:number-rows-spanned="1">
            <text:p>Access condition for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Default"/>
        </table:table-row>
        <table:table-row table:style-name="ro18">
          <table:table-cell table:number-columns-repeated="2"/>
          <table:table-cell table:style-name="ce51" office:value-type="string" table:number-columns-spanned="3" table:number-rows-spanned="1">
            <text:p>Access bits</text:p>
          </table:table-cell>
          <table:covered-table-cell table:style-name="Default"/>
          <table:covered-table-cell table:style-name="Default"/>
          <table:table-cell table:style-name="ce54" office:value-type="string" table:number-columns-spanned="2" table:number-rows-spanned="1">
            <text:p>KEY A</text:p>
          </table:table-cell>
          <table:covered-table-cell table:style-name="ce54"/>
          <table:table-cell table:style-name="ce54" office:value-type="string" table:number-columns-spanned="2" table:number-rows-spanned="1">
            <text:p>Access bits</text:p>
          </table:table-cell>
          <table:covered-table-cell table:style-name="ce54"/>
          <table:table-cell table:style-name="ce54" office:value-type="string" table:number-columns-spanned="2" table:number-rows-spanned="1">
            <text:p>KEY B</text:p>
          </table:table-cell>
          <table:covered-table-cell table:style-name="ce54"/>
          <table:table-cell/>
          <table:table-cell table:style-name="Default"/>
        </table:table-row>
        <table:table-row table:style-name="ro14">
          <table:table-cell table:style-name="ce44" table:formula="of:=LOOKUP([.B3];[.B4:.B11];[.A4:.A11])" office:value-type="float" office:value="8">
            <text:p>8</text:p>
          </table:table-cell>
          <table:table-cell table:style-name="ce47" table:formula="of:=CONCATENATE([Sheet1.M2];[Sheet1.N2];[Sheet1.O2])" office:value-type="string" office:string-value="111">
            <text:p>111</text:p>
          </table:table-cell>
          <table:table-cell table:style-name="ce52" office:value-type="string">
            <text:p>C1</text:p>
          </table:table-cell>
          <table:table-cell table:style-name="ce52" office:value-type="string">
            <text:p>C2</text:p>
          </table:table-cell>
          <table:table-cell table:style-name="ce52" office:value-type="string">
            <text:p>C3</text:p>
          </table:table-cell>
          <table:table-cell table:style-name="ce52" office:value-type="string">
            <text:p>read</text:p>
          </table:table-cell>
          <table:table-cell table:style-name="ce52" office:value-type="string">
            <text:p>write</text:p>
          </table:table-cell>
          <table:table-cell table:style-name="ce52" office:value-type="string">
            <text:p>read</text:p>
          </table:table-cell>
          <table:table-cell table:style-name="ce52" office:value-type="string">
            <text:p>write</text:p>
          </table:table-cell>
          <table:table-cell table:style-name="ce52" office:value-type="string">
            <text:p>read</text:p>
          </table:table-cell>
          <table:table-cell table:style-name="ce52" office:value-type="string">
            <text:p>write</text:p>
          </table:table-cell>
          <table:table-cell/>
          <table:table-cell table:style-name="Default"/>
        </table:table-row>
        <table:table-row table:style-name="ro18">
          <table:table-cell table:style-name="ce45" office:value-type="float" office:value="1">
            <text:p>1</text:p>
          </table:table-cell>
          <table:table-cell table:style-name="ce48" table:formula="of:=CONCATENATE([.C4];[.D4];[.E4])" office:value-type="string" office:string-value="000">
            <text:p>0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KEY A</text:p>
          </table:table-cell>
          <table:table-cell table:style-name="ce1" office:value-type="string">
            <text:p>KEY A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KEY A</text:p>
          </table:table-cell>
          <table:table-cell table:style-name="ce1" office:value-type="string">
            <text:p>KEY A</text:p>
          </table:table-cell>
          <table:table-cell table:number-columns-repeated="2"/>
        </table:table-row>
        <table:table-row table:style-name="ro18">
          <table:table-cell table:style-name="ce45" office:value-type="float" office:value="2">
            <text:p>2</text:p>
          </table:table-cell>
          <table:table-cell table:style-name="ce48" table:formula="of:=CONCATENATE([.C5];[.D5];[.E5])" office:value-type="string" office:string-value="010">
            <text:p>0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KEY A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KEY A</text:p>
          </table:table-cell>
          <table:table-cell table:style-name="ce1" office:value-type="string">
            <text:p>never</text:p>
          </table:table-cell>
          <table:table-cell table:number-columns-repeated="2"/>
        </table:table-row>
        <table:table-row table:style-name="ro18">
          <table:table-cell table:style-name="ce45" office:value-type="float" office:value="3">
            <text:p>3</text:p>
          </table:table-cell>
          <table:table-cell table:style-name="ce48" table:formula="of:=CONCATENATE([.C6];[.D6];[.E6])" office:value-type="string" office:string-value="100">
            <text:p>1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KEY B</text:p>
          </table:table-cell>
          <table:table-cell table:style-name="ce1" office:value-type="string">
            <text:p>A or B 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KEY B</text:p>
          </table:table-cell>
          <table:table-cell table:number-columns-repeated="2"/>
        </table:table-row>
        <table:table-row table:style-name="ro18">
          <table:table-cell table:style-name="ce45" office:value-type="float" office:value="4">
            <text:p>4</text:p>
          </table:table-cell>
          <table:table-cell table:style-name="ce48" table:formula="of:=CONCATENATE([.C7];[.D7];[.E7])" office:value-type="string" office:string-value="110">
            <text:p>1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A or B 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number-columns-repeated="2"/>
        </table:table-row>
        <table:table-row table:style-name="ro18">
          <table:table-cell table:style-name="ce45" office:value-type="float" office:value="5">
            <text:p>5</text:p>
          </table:table-cell>
          <table:table-cell table:style-name="ce48" table:formula="of:=CONCATENATE([.C8];[.D8];[.E8])" office:value-type="string" office:string-value="001">
            <text:p>0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KEY A</text:p>
          </table:table-cell>
          <table:table-cell table:style-name="ce1" office:value-type="string">
            <text:p>KEY A</text:p>
          </table:table-cell>
          <table:table-cell table:style-name="ce1" office:value-type="string">
            <text:p>KEY A</text:p>
          </table:table-cell>
          <table:table-cell table:style-name="ce1" office:value-type="string">
            <text:p>KEY A</text:p>
          </table:table-cell>
          <table:table-cell table:style-name="ce1" office:value-type="string">
            <text:p>KEY A</text:p>
          </table:table-cell>
          <table:table-cell table:number-columns-repeated="2"/>
        </table:table-row>
        <table:table-row table:style-name="ro18">
          <table:table-cell table:style-name="ce45" office:value-type="float" office:value="6">
            <text:p>6</text:p>
          </table:table-cell>
          <table:table-cell table:style-name="ce48" table:formula="of:=CONCATENATE([.C9];[.D9];[.E9])" office:value-type="string" office:string-value="011">
            <text:p>0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KEY B</text:p>
          </table:table-cell>
          <table:table-cell table:style-name="ce1" office:value-type="string">
            <text:p>A or B </text:p>
          </table:table-cell>
          <table:table-cell table:style-name="ce1" office:value-type="string">
            <text:p>KEY B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KEY B</text:p>
          </table:table-cell>
          <table:table-cell table:number-columns-repeated="2"/>
        </table:table-row>
        <table:table-row table:style-name="ro18">
          <table:table-cell table:style-name="ce45" office:value-type="float" office:value="7">
            <text:p>7</text:p>
          </table:table-cell>
          <table:table-cell table:style-name="ce48" table:formula="of:=CONCATENATE([.C10];[.D10];[.E10])" office:value-type="string" office:string-value="101">
            <text:p>1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A or B </text:p>
          </table:table-cell>
          <table:table-cell table:style-name="ce1" office:value-type="string">
            <text:p>KEY B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number-columns-repeated="2"/>
        </table:table-row>
        <table:table-row table:style-name="ro18">
          <table:table-cell table:style-name="ce45" office:value-type="float" office:value="8">
            <text:p>8</text:p>
          </table:table-cell>
          <table:table-cell table:style-name="ce48" table:formula="of:=CONCATENATE([.C11];[.D11];[.E11])" office:value-type="string" office:string-value="111">
            <text:p>1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A or B 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number-columns-repeated="2"/>
        </table:table-row>
        <table:table-row table:style-name="ro18">
          <table:table-cell table:style-name="ce46"/>
          <table:table-cell table:number-columns-repeated="12"/>
        </table:table-row>
        <table:table-row table:style-name="ro18" table:number-rows-repeated="2">
          <table:table-cell table:number-columns-repeated="11"/>
          <table:table-cell table:style-name="ce46"/>
          <table:table-cell/>
        </table:table-row>
        <table:table-row table:style-name="ro15">
          <table:table-cell table:style-name="ce1" table:formula="of:=LOOKUP([.B15];[.B18:.B25];[.A18:.A25])" office:value-type="float" office:value="2">
            <text:p>2</text:p>
          </table:table-cell>
          <table:table-cell table:style-name="ce35" table:formula="of:=CONCATENATE([Sheet1.M3];[Sheet1.N3];[Sheet1.O3])" office:value-type="string" office:string-value="010">
            <text:p>010</text:p>
          </table:table-cell>
          <table:table-cell table:style-name="ce1" office:value-type="string" table:number-columns-spanned="8" table:number-rows-spanned="1">
            <text:p>Access conditions for data blocks</text:p>
          </table:table-cell>
          <table:covered-table-cell table:style-name="ce1" office:value-type="string">
            <text:p>Access conditions for data blocks</text:p>
          </table:covered-table-cell>
          <table:covered-table-cell table:style-name="ce1" office:value-type="string">
            <text:p>Access conditions for data blocks</text:p>
          </table:covered-table-cell>
          <table:covered-table-cell table:style-name="ce1" office:value-type="string">
            <text:p>Access conditions for data blocks</text:p>
          </table:covered-table-cell>
          <table:covered-table-cell table:style-name="ce1" office:value-type="string">
            <text:p>Access conditions for data blocks</text:p>
          </table:covered-table-cell>
          <table:covered-table-cell table:style-name="ce1" office:value-type="string">
            <text:p>Access conditions for data blocks</text:p>
          </table:covered-table-cell>
          <table:covered-table-cell table:style-name="ce1" office:value-type="string">
            <text:p>Access conditions for data blocks</text:p>
          </table:covered-table-cell>
          <table:covered-table-cell/>
          <table:table-cell table:number-columns-repeated="2"/>
          <table:table-cell table:style-name="Default"/>
        </table:table-row>
        <table:table-row table:style-name="ro10">
          <table:table-cell table:style-name="ce1" table:formula="of:=LOOKUP([.B16];[.B18:.B25];[.A18:.A25])" office:value-type="float" office:value="1">
            <text:p>1</text:p>
          </table:table-cell>
          <table:table-cell table:style-name="ce36" table:formula="of:=CONCATENATE([Sheet1.M4];[Sheet1.N4];[Sheet1.O4])" office:value-type="string" office:string-value="000">
            <text:p>000</text:p>
          </table:table-cell>
          <table:table-cell table:style-name="ce1" office:value-type="string" table:number-columns-spanned="3" table:number-rows-spanned="1">
            <text:p>Access Bits</text:p>
          </table:table-cell>
          <table:covered-table-cell table:style-name="ce1" office:value-type="string">
            <text:p>Access Bits</text:p>
          </table:covered-table-cell>
          <table:covered-table-cell table:style-name="ce1" office:value-type="string">
            <text:p>Access Bits</text:p>
          </table:covered-table-cell>
          <table:table-cell table:style-name="ce1" office:value-type="string" table:number-columns-spanned="5" table:number-rows-spanned="1">
            <text:p>Access condition for</text:p>
          </table:table-cell>
          <table:covered-table-cell table:style-name="ce1"/>
          <table:covered-table-cell table:style-name="ce1"/>
          <table:covered-table-cell table:style-name="ce1"/>
          <table:covered-table-cell/>
          <table:table-cell table:number-columns-repeated="2"/>
          <table:table-cell table:style-name="Default"/>
        </table:table-row>
        <table:table-row table:style-name="ro18">
          <table:table-cell table:style-name="ce44" table:formula="of:=LOOKUP([.B15];[.B18:.B25];[.A18:.A25])" office:value-type="float" office:value="2">
            <text:p>2</text:p>
          </table:table-cell>
          <table:table-cell table:style-name="ce49" table:formula="of:=CONCATENATE([Sheet1.M5];[Sheet1.N5];[Sheet1.O5])" office:value-type="string" office:string-value="100">
            <text:p>100</text:p>
          </table:table-cell>
          <table:table-cell table:style-name="ce44" office:value-type="string">
            <text:p>C1</text:p>
          </table:table-cell>
          <table:table-cell table:style-name="ce44" office:value-type="string">
            <text:p>C2</text:p>
          </table:table-cell>
          <table:table-cell table:style-name="ce44" office:value-type="string">
            <text:p>C3</text:p>
          </table:table-cell>
          <table:table-cell table:style-name="ce44" office:value-type="string">
            <text:p>read</text:p>
          </table:table-cell>
          <table:table-cell table:style-name="ce44" office:value-type="string">
            <text:p>write</text:p>
          </table:table-cell>
          <table:table-cell table:style-name="ce44" office:value-type="string">
            <text:p>increment</text:p>
          </table:table-cell>
          <table:table-cell table:style-name="ce44" office:value-type="string" table:number-columns-spanned="2" table:number-rows-spanned="1">
            <text:p>decr, transfer, restore</text:p>
          </table:table-cell>
          <table:covered-table-cell table:style-name="ce55"/>
          <table:table-cell table:number-columns-repeated="2"/>
          <table:table-cell table:style-name="Default"/>
        </table:table-row>
        <table:table-row table:style-name="ro18">
          <table:table-cell table:style-name="ce1" office:value-type="float" office:value="1">
            <text:p>1</text:p>
          </table:table-cell>
          <table:table-cell table:style-name="ce50" table:formula="of:=CONCATENATE([.C18];[.D18];[.E18])" office:value-type="string" office:string-value="000">
            <text:p>0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A or B</text:p>
          </table:table-cell>
          <table:table-cell table:style-name="ce1" office:value-type="string">
            <text:p><text:s/>A or B</text:p>
          </table:table-cell>
          <table:table-cell table:style-name="ce1" office:value-type="string">
            <text:p><text:s/>A or B</text:p>
          </table:table-cell>
          <table:table-cell table:style-name="ce1" office:value-type="string" table:number-columns-spanned="2" table:number-rows-spanned="1">
            <text:p><text:s/>A or B</text:p>
          </table:table-cell>
          <table:covered-table-cell/>
          <table:table-cell table:number-columns-repeated="2"/>
          <table:table-cell table:style-name="Default"/>
        </table:table-row>
        <table:table-row table:style-name="ro18">
          <table:table-cell table:style-name="ce1" office:value-type="float" office:value="2">
            <text:p>2</text:p>
          </table:table-cell>
          <table:table-cell table:style-name="ce50" table:formula="of:=CONCATENATE([.C19];[.D19];[.E19])" office:value-type="string" office:string-value="010">
            <text:p>0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A or B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 table:number-columns-spanned="2" table:number-rows-spanned="1">
            <text:p>never</text:p>
          </table:table-cell>
          <table:covered-table-cell/>
          <table:table-cell table:number-columns-repeated="2"/>
          <table:table-cell table:style-name="Default"/>
        </table:table-row>
        <table:table-row table:style-name="ro18">
          <table:table-cell table:style-name="ce1" office:value-type="float" office:value="3">
            <text:p>3</text:p>
          </table:table-cell>
          <table:table-cell table:style-name="ce50" table:formula="of:=CONCATENATE([.C20];[.D20];[.E20])" office:value-type="string" office:string-value="100">
            <text:p>1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A or B</text:p>
          </table:table-cell>
          <table:table-cell table:style-name="ce1" office:value-type="string">
            <text:p>KEY B</text:p>
          </table:table-cell>
          <table:table-cell table:style-name="ce1" office:value-type="string">
            <text:p>never</text:p>
          </table:table-cell>
          <table:table-cell table:style-name="ce1" office:value-type="string" table:number-columns-spanned="2" table:number-rows-spanned="1">
            <text:p>never</text:p>
          </table:table-cell>
          <table:covered-table-cell/>
          <table:table-cell table:number-columns-repeated="2"/>
          <table:table-cell table:style-name="Default"/>
        </table:table-row>
        <table:table-row table:style-name="ro18">
          <table:table-cell table:style-name="ce1" office:value-type="float" office:value="4">
            <text:p>4</text:p>
          </table:table-cell>
          <table:table-cell table:style-name="ce50" table:formula="of:=CONCATENATE([.C21];[.D21];[.E21])" office:value-type="string" office:string-value="110">
            <text:p>1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A or B</text:p>
          </table:table-cell>
          <table:table-cell table:style-name="ce1" office:value-type="string">
            <text:p>KEY B</text:p>
          </table:table-cell>
          <table:table-cell table:style-name="ce1" office:value-type="string">
            <text:p>KEY B</text:p>
          </table:table-cell>
          <table:table-cell table:style-name="ce1" office:value-type="string" table:number-columns-spanned="2" table:number-rows-spanned="1">
            <text:p><text:s/>A or B</text:p>
          </table:table-cell>
          <table:covered-table-cell/>
          <table:table-cell table:number-columns-repeated="2"/>
          <table:table-cell table:style-name="Default"/>
        </table:table-row>
        <table:table-row table:style-name="ro18">
          <table:table-cell table:style-name="ce1" office:value-type="float" office:value="5">
            <text:p>5</text:p>
          </table:table-cell>
          <table:table-cell table:style-name="ce50" table:formula="of:=CONCATENATE([.C22];[.D22];[.E22])" office:value-type="string" office:string-value="001">
            <text:p>0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A or B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 table:number-columns-spanned="2" table:number-rows-spanned="1">
            <text:p><text:s/>A or B</text:p>
          </table:table-cell>
          <table:covered-table-cell/>
          <table:table-cell table:number-columns-repeated="2"/>
          <table:table-cell table:style-name="Default"/>
        </table:table-row>
        <table:table-row table:style-name="ro18">
          <table:table-cell table:style-name="ce1" office:value-type="float" office:value="6">
            <text:p>6</text:p>
          </table:table-cell>
          <table:table-cell table:style-name="ce50" table:formula="of:=CONCATENATE([.C23];[.D23];[.E23])" office:value-type="string" office:string-value="011">
            <text:p>0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KEY B</text:p>
          </table:table-cell>
          <table:table-cell table:style-name="ce1" office:value-type="string">
            <text:p>KEY B</text:p>
          </table:table-cell>
          <table:table-cell table:style-name="ce1" office:value-type="string">
            <text:p>never</text:p>
          </table:table-cell>
          <table:table-cell table:style-name="ce1" office:value-type="string" table:number-columns-spanned="2" table:number-rows-spanned="1">
            <text:p>never</text:p>
          </table:table-cell>
          <table:covered-table-cell/>
          <table:table-cell table:number-columns-repeated="2"/>
          <table:table-cell table:style-name="Default"/>
        </table:table-row>
        <table:table-row table:style-name="ro18">
          <table:table-cell table:style-name="ce1" office:value-type="float" office:value="7">
            <text:p>7</text:p>
          </table:table-cell>
          <table:table-cell table:style-name="ce50" table:formula="of:=CONCATENATE([.C24];[.D24];[.E24])" office:value-type="string" office:string-value="101">
            <text:p>1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KEY B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 table:number-columns-spanned="2" table:number-rows-spanned="1">
            <text:p>never</text:p>
          </table:table-cell>
          <table:covered-table-cell/>
          <table:table-cell table:number-columns-repeated="2"/>
          <table:table-cell table:style-name="Default"/>
        </table:table-row>
        <table:table-row table:style-name="ro18">
          <table:table-cell table:style-name="ce1" office:value-type="float" office:value="8">
            <text:p>8</text:p>
          </table:table-cell>
          <table:table-cell table:style-name="ce50" table:formula="of:=CONCATENATE([.C25];[.D25];[.E25])" office:value-type="string" office:string-value="111">
            <text:p>1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never</text:p>
          </table:table-cell>
          <table:table-cell table:style-name="ce1" office:value-type="string" table:number-columns-spanned="2" table:number-rows-spanned="1">
            <text:p>never</text:p>
          </table:table-cell>
          <table:covered-table-cell/>
          <table:table-cell table:number-columns-repeated="2"/>
          <table:table-cell table:style-name="Default"/>
        </table:table-row>
        <table:table-row table:style-name="ro18" table:number-rows-repeated="3">
          <table:table-cell table:number-columns-repeated="11"/>
          <table:table-cell table:style-name="ce46"/>
          <table:table-cell/>
        </table:table-row>
        <table:table-row table:style-name="ro18">
          <table:table-cell/>
          <table:table-cell table:formula="of:=LOOKUP([.B15];[.B18:.B25];[.F18:.F25])" office:value-type="string" office:string-value=" A or B">
            <text:p><text:s/>A or B</text:p>
          </table:table-cell>
          <table:table-cell table:number-columns-repeated="9"/>
          <table:table-cell table:style-name="ce46"/>
          <table:table-cell/>
        </table:table-row>
        <table:table-row table:style-name="ro18" table:number-rows-repeated="11">
          <table:table-cell table:number-columns-repeated="11"/>
          <table:table-cell table:style-name="ce46"/>
          <table:table-cell/>
        </table:table-row>
        <table:table-row table:style-name="ro18">
          <table:table-cell table:number-columns-repeated="11"/>
          <table:table-cell table:style-name="ce46"/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8">
          <table:table-cell/>
        </table:table-row>
      </table:table>
      <table:database-ranges>
        <table:database-range table:name="resultline" table:target-range-address="Sheet2.A1:Sheet2.A1048576"/>
        <table:database-range table:target-range-address="Sheet1.F9:Sheet1.F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110P0" style:volatile="true">
      <style:text-properties fo:color="#ff0000"/>
      <number:number number:decimal-places="0" number:min-integer-digits="1"/>
    </number:number-style>
    <number:number-style style:name="N110" number:title="Benutzerdefiniert">
      <number:number number:min-integer-digits="1"/>
      <number:text/>
      <style:map style:condition="value()=0" style:apply-style-name="N110P0"/>
    </number:number-style>
    <number:number-style style:name="N112P0" style:volatile="true">
      <style:text-properties fo:color="#ff0000"/>
      <number:number number:decimal-places="0" number:min-integer-digits="1"/>
    </number:number-style>
    <number:number-style style:name="N112P1" style:volatile="true">
      <style:text-properties fo:color="#00ff00"/>
      <number:number number:decimal-places="0" number:min-integer-digits="1"/>
    </number:number-style>
    <number:number-style style:name="N112">
      <number:number number:min-integer-digits="1"/>
      <number:text/>
      <style:map style:condition="value()=0" style:apply-style-name="N112P0"/>
      <style:map style:condition="value()=0" style:apply-style-name="N112P1"/>
    </number:number-style>
    <number:number-style style:name="N115P0" style:volatile="true">
      <style:text-properties fo:color="#ff0000"/>
      <number:text/>
    </number:number-style>
    <number:number-style style:name="N115P1" style:volatile="true">
      <style:text-properties fo:color="#00ff00"/>
      <number:text/>
    </number:number-style>
    <number:number-style style:name="N115">
      <number:number number:min-integer-digits="1"/>
      <number:text/>
      <style:map style:condition="value()=0" style:apply-style-name="N115P0"/>
      <style:map style:condition="value()=0" style:apply-style-name="N115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b613d"/>
    </style:style>
    <style:style style:name="never" style:family="table-cell" style:parent-style-name="Default">
      <style:table-cell-properties fo:background-color="#ff3333"/>
    </style:style>
    <style:style style:name="KEY" style:family="table-cell" style:parent-style-name="Default">
      <style:table-cell-properties fo:background-color="#00ff00"/>
    </style:style>
    <style:style style:name="key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.03.2011</text:date>, <text:time>11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scc </meta:initial-creator>
    <meta:creation-date>2011-03-25T10:30:41</meta:creation-date>
    <dc:date>2011-03-28T11:29:56</dc:date>
    <meta:editing-duration>PT28H29M10S</meta:editing-duration>
    <meta:editing-cycles>19</meta:editing-cycles>
    <meta:generator>OpenOffice.org/3.2$Linux OpenOffice.org_project/320m12$Build-9483</meta:generator>
    <dc:creator>dscc </dc:creator>
    <meta:document-statistic meta:table-count="3" meta:cell-count="314" meta:object-count="0"/>
  </office:meta>
</office:document-meta>
</file>